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9.79cm" style:rel-column-width="5550*"/>
    </style:style>
    <style:style style:name="Tabela1.B" style:family="table-column">
      <style:table-column-properties style:column-width="7.211cm" style:rel-column-width="40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395c" officeooo:paragraph-rsid="0015395c"/>
    </style:style>
    <style:style style:name="P2" style:family="paragraph" style:parent-style-name="Standard">
      <style:text-properties fo:font-size="10pt" officeooo:rsid="0015395c" officeooo:paragraph-rsid="0015395c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64459" officeooo:paragraph-rsid="0016445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64459" officeooo:paragraph-rsid="00164459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164459" officeooo:paragraph-rsid="00164459" style:font-size-asian="10pt" style:font-size-complex="10pt"/>
    </style:style>
    <style:style style:name="T1" style:family="text">
      <style:text-properties officeooo:rsid="0017e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sztorys:</text:p>
      <text:p text:style-name="P4"><text:s/>Na samej górze zaznacze ze znacznie przekroczyłem przewidywane budżet z powodu nie przemyślenia pewnych apektów na samym początku początkowo założyłem ze aplikacja będize tworzona 360h lecz ostatecznie wyjdzie inaczej, szczegółowiej przectawie to w Tabeli 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Urządzenia/Usługi/Ludzie</text:p>
          </table:table-cell>
          <table:table-cell table:style-name="Tabela1.B1" office:value-type="string">
            <text:p text:style-name="P6">Koszty</text:p>
          </table:table-cell>
        </table:table-row>
        <table:table-row>
          <table:table-cell table:style-name="Tabela1.A2" office:value-type="string">
            <text:p text:style-name="P6">Komputer/y wraz z oprogramowaniem</text:p>
          </table:table-cell>
          <table:table-cell table:style-name="Tabela1.B2" office:value-type="string">
            <text:p text:style-name="P6">4000zł x4 = 16000 zł</text:p>
          </table:table-cell>
        </table:table-row>
        <table:table-row>
          <table:table-cell table:style-name="Tabela1.A2" office:value-type="string">
            <text:p text:style-name="P6">Czas Pracy na napisanie aplikacji moblinej</text:p>
          </table:table-cell>
          <table:table-cell table:style-name="Tabela1.B2" office:value-type="string">
            <text:p text:style-name="P6">360h * 25 zł = 9000</text:p>
          </table:table-cell>
        </table:table-row>
        <table:table-row>
          <table:table-cell table:style-name="Tabela1.A2" office:value-type="string">
            <text:p text:style-name="P6">Czas Pracy na napisanie aplikacji Webowej</text:p>
          </table:table-cell>
          <table:table-cell table:style-name="Tabela1.B2" office:value-type="string">
            <text:p text:style-name="P6">40 *25 = 500</text:p>
          </table:table-cell>
        </table:table-row>
        <table:table-row>
          <table:table-cell table:style-name="Tabela1.A2" office:value-type="string">
            <text:p text:style-name="P6">Czas Pracy na napisanie aplikacji Testerów</text:p>
          </table:table-cell>
          <table:table-cell table:style-name="Tabela1.B2" office:value-type="string">
            <text:p text:style-name="P6">40 *25 = 500</text:p>
          </table:table-cell>
        </table:table-row>
        <table:table-row>
          <table:table-cell table:style-name="Tabela1.A2" office:value-type="string">
            <text:p text:style-name="P6">Utrzymanie w czasie 5 lat</text:p>
          </table:table-cell>
          <table:table-cell table:style-name="Tabela1.B2" office:value-type="string">
            <text:p text:style-name="P6">Ok 30 000 zł</text:p>
          </table:table-cell>
        </table:table-row>
        <table:table-row>
          <table:table-cell table:style-name="Tabela1.A2" office:value-type="string">
            <text:p text:style-name="P6">Koszty eksplatacyjne / dodatkowe </text:p>
          </table:table-cell>
          <table:table-cell table:style-name="Tabela1.B2" office:value-type="string">
            <text:p text:style-name="P6">1000 zł </text:p>
          </table:table-cell>
        </table:table-row>
        <table:table-row>
          <table:table-cell table:style-name="Tabela1.A2" office:value-type="string">
            <text:p text:style-name="P6">Koszty utrzymania serwera</text:p>
          </table:table-cell>
          <table:table-cell table:style-name="Tabela1.B2" office:value-type="string">
            <text:p text:style-name="P6">1000 zł rok *5 lat = 5000 zł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Łącznie </text:p>
          </table:table-cell>
          <table:table-cell table:style-name="Tabela1.B2" office:value-type="string">
            <text:p text:style-name="P6">62 tys zł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Wnioski więc początkowo planowalem zmieścić się w 10000 tys zł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Lecz z tego co widac kosztakiej aplikacji wynosi ok 62 tys zł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Według <text:span text:style-name="T1">mojej</text:span> estymacji</text:p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</table:table>
      <text:p text:style-name="P4"/>
      <text:p text:style-name="P2"/>
      <text:p text:style-name="P2"><text:tab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17:50.185715881</meta:creation-date>
    <dc:date>2017-05-09T13:45:14.488370868</dc:date>
    <meta:editing-duration>PT31M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133" meta:character-count="812" meta:non-whitespace-character-count="696"/>
  </office:meta>
</office:document-meta>
</file>